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02in"/>
    </style:style>
    <style:style style:name="co3" style:family="table-column">
      <style:table-column-properties fo:break-before="auto" style:column-width="1.4354in"/>
    </style:style>
    <style:style style:name="co4" style:family="table-column">
      <style:table-column-properties fo:break-before="auto" style:column-width="1.1154in"/>
    </style:style>
    <style:style style:name="co5" style:family="table-column">
      <style:table-column-properties fo:break-before="auto" style:column-width="1.4791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lendMode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" draw:text-style-name="P1" svg:width="1.1413in" svg:height="2.2563in" svg:x="3.711in" svg:y="0.0039in" draw:caption-point-x="-0.2402in" draw:caption-point-y="0.1874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CanvasMask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>
          <table:table-cell table:number-columns-repeated="3"/>
        </table:table-row>
      </table:table>
      <table:table table:name="CanvasRenderer" table:style-name="ta1" table:print="false">
        <table:table-column table:style-name="co4" table:default-cell-style-name="ce1"/>
        <table:table-column table:style-name="co1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2" draw:text-style-name="P1" svg:width="1.1413in" svg:height="0.8567in" svg:x="2.2362in" svg:y="0in" draw:caption-point-x="-0.2402in" draw:caption-point-y="0.1799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3" draw:text-style-name="P1" svg:width="1.1413in" svg:height="3.1894in" svg:x="3.1252in" svg:y="0in" draw:caption-point-x="-0.2402in" draw:caption-point-y="0.3555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2">
          <table:table-cell table:style-name="ce3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anvasRenderTarget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4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Container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10" office:value-type="string">
            <text:p>DisplayObject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DisplayObjec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5" draw:text-style-name="P1" svg:width="1.1413in" svg:height="0.7012in" svg:x="2.28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6" draw:text-style-name="P1" svg:width="1.1413in" svg:height="4.1224in" svg:x="3.7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5" draw:text-style-name="P1" svg:width="1.1413in" svg:height="0.7012in" svg:x="2.28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6" draw:text-style-name="P1" svg:width="1.1413in" svg:height="4.1224in" svg:x="3.7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7" draw:text-style-name="P1" svg:width="1.1413in" svg:height="0.5457in" svg:x="2.28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4" draw:text-style-name="P1" svg:width="1.1413in" svg:height="1.1677in" svg:x="3.7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8" draw:text-style-name="P1" svg:width="1.1413in" svg:height="1.0122in" svg:x="2.2811in" svg:y="0.1118in" draw:caption-point-x="-0.2402in" draw:caption-point-y="0.5953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9" draw:text-style-name="P1" svg:width="1.1413in" svg:height="6.1441in" svg:x="3.711in" svg:y="0.1122in" draw:caption-point-x="-0.2402in" draw:caption-point-y="0.5949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3" office:value-type="string">
            <text:p>EventEmitter</text:p>
          </table:table-cell>
          <table:table-cell table:style-name="ce9">
            <office:annotation draw:style-name="gr7" draw:text-style-name="P1" svg:width="1.1413in" svg:height="0.5457in" svg:x="2.2811in" svg:y="0.287in" draw:caption-point-x="-0.2402in" draw:caption-point-y="0.5957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1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Ellips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4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Filt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0" draw:text-style-name="P1" svg:width="1.1413in" svg:height="1.3232in" svg:x="2.9031in" svg:y="0in" draw:caption-point-x="-0.2402in" draw:caption-point-y="0.3705in">
              <dc:creator>LS</dc:creator>
              <dc:date>2018-09-13T00:00:00</dc:date>
              <text:p text:style-name="P1">FilterManager-flow.js:1390:54-103: RenderTarget</text:p>
              <text:p text:style-name="P1">FilterManager-flow.js:1390:58-69: [class: RenderTarget]</text:p>
            </office:annotation>
            <text:p>2</text:p>
          </table:table-cell>
        </table:table-row>
        <table:table-row table:style-name="ro2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7" draw:text-style-name="P1" svg:width="1.1413in" svg:height="0.5457in" svg:x="2.0142in" svg:y="0in" draw:caption-point-x="-0.2402in" draw:caption-point-y="0.5539in">
              <dc:creator>LS</dc:creator>
              <dc:date>2018-09-13T00:00:00</dc:date>
              <text:p text:style-name="P1">FilterManager-flow.js:930:9-65: Quad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0122in" svg:x="2.9031in" svg:y="0in" draw:caption-point-x="-0.2402in" draw:caption-point-y="0.5539in">
              <dc:creator>LS</dc:creator>
              <dc:date>2018-09-13T00:00:00</dc:date>
              <text:p text:style-name="P1">FilterManager-flow.js:930:21-65: Quad</text:p>
              <text:p text:style-name="P1">FilterManager-flow.js:930:25-28: [class: Quad]</text:p>
            </office:annotation>
            <text:p>2</text:p>
          </table:table-cell>
        </table:table-row>
        <table:table-row table:style-name="ro1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1" draw:text-style-name="P1" svg:width="1.1413in" svg:height="22.4728in" svg:x="2.9031in" svg:y="0.1346in" draw:caption-point-x="-0.2402in" draw:caption-point-y="0.5949in">
              <dc:creator>LS</dc:creator>
              <dc:date>2018-09-13T00:00:00</dc:date>
              <text:p text:style-name="P1">FilterManager-flow.js:949:13-22: {index: number, stack: [FilterState]}</text:p>
              <text:p text:style-name="P1">FilterManager-flow.js:956:19-29: FilterState</text:p>
              <text:p text:style-name="P1">FilterManager-flow.js:956:33-49: FilterState</text:p>
              <text:p text:style-name="P1">FilterManager-flow.js:956:37-47: [class: FilterState]</text:p>
              <text:p text:style-name="P1">FilterManager-flow.js:958:13-23: FilterState</text:p>
              <text:p text:style-name="P1">FilterManager-flow.js:958:39-49: FilterState</text:p>
              <text:p text:style-name="P1">FilterManager-flow.js:959:13-23: FilterState</text:p>
              <text:p text:style-name="P1">FilterManager-flow.js:961:13,964:13: {index: number, stack: [FilterState]}</text:p>
              <text:p text:style-name="P1">FilterManager-flow.js:961:60,964:13: {index: number, stack: [FilterState]}</text:p>
              <text:p text:style-name="P1">FilterManager-flow.js:961:73,964:13: {index: number, stack: [FilterState]}</text:p>
              <text:p text:style-name="P1">FilterManager-flow.js:963:24-36: [FilterState]</text:p>
              <text:p text:style-name="P1">FilterManager-flow.js:963:25-35: FilterState</text:p>
              <text:p text:style-name="P1">FilterManager-flow.js:966:13-40: {index: number, stack: [FilterState]}</text:p>
              <text:p text:style-name="P1">FilterManager-flow.js:966:31-40: {index: number, stack: [FilterState]}</text:p>
              <text:p text:style-name="P1">FilterManager-flow.js:970:13-24: FilterState</text:p>
              <text:p text:style-name="P1">FilterManager-flow.js:970:28-37: {index: number, stack: [FilterState]}</text:p>
              <text:p text:style-name="P1">FilterManager-flow.js:970:28-43: [FilterState]</text:p>
              <text:p text:style-name="P1">FilterManager-flow.js:970:28-63: FilterState</text:p>
              <text:p text:style-name="P1">FilterManager-flow.js:970:47-56: {index: number, stack: [FilterState]}</text:p>
              <text:p text:style-name="P1">FilterManager-flow.js:972:14-25: FilterState</text:p>
              <text:p text:style-name="P1">FilterManager-flow.js:974:13-81: FilterState</text:p>
              <text:p text:style-name="P1">FilterManager-flow.js:974:28-37: {index: number, stack: [FilterState]}</text:p>
              <text:p text:style-name="P1">FilterManager-flow.js:974:28-43: [FilterState]</text:p>
              <text:p text:style-name="P1">FilterManager-flow.js:974:28-81: FilterState</text:p>
              <text:p text:style-name="P1">FilterManager-flow.js:974:45-54: {index: number, stack: [FilterState]}</text:p>
              <text:p text:style-name="P1">FilterManager-flow.js:974:65-81: FilterState</text:p>
              <text:p text:style-name="P1">FilterManager-flow.js:974:69-79: [class: FilterState]</text:p>
              <text:p text:style-name="P1">FilterManager-flow.js:981:29-40: FilterState</text:p>
              <text:p text:style-name="P1">FilterManager-flow.js:982:34-45: FilterState</text:p>
              <text:p text:style-name="P1">FilterManager-flow.js:989:13-22: {index: number, stack: [FilterState]}</text:p>
              <text:p text:style-name="P1">FilterManager-flow.js:989:13-28: [FilterState]</text:p>
              <text:p text:style-name="P1">FilterManager-flow.js:989:13-31: FilterState</text:p>
              <text:p text:style-name="P1">FilterManager-flow.js:996:29-38: {index: number, stack: [FilterState]}</text:p>
              <text:p text:style-name="P1">FilterManager-flow.js:996:29-44: [FilterState]</text:p>
              <text:p text:style-name="P1">FilterManager-flow.js:996:29-47: FilterState</text:p>
              <text:p text:style-name="P1">FilterManager-flow.js:1011:9-20: FilterState</text:p>
              <text:p text:style-name="P1">FilterManager-flow.js:1012:9-20: FilterState</text:p>
              <text:p text:style-name="P1">FilterManager-flow.js:1013:9-20: FilterState</text:p>
              <text:p text:style-name="P1">FilterManager-flow.js:1014:9-20: FilterState</text:p>
              <text:p text:style-name="P1"/>
            </office:annotation>
            <text:p>39</text:p>
          </table:table-cell>
        </table:table-row>
        <table:table-row table:style-name="ro2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7" draw:text-style-name="P1" svg:width="1.1413in" svg:height="1.0122in" svg:x="2.0142in" svg:y="0in" draw:caption-point-x="-0.2402in" draw:caption-point-y="0.187in">
              <dc:creator>LS</dc:creator>
              <dc:date>2018-09-13T00:00:00</dc:date>
              <text:p text:style-name="P1">FilterManager-flow.js:906:9-42: Rectangle</text:p>
              <text:p text:style-name="P1">FilterManager-flow.js:907:9-47: Rectangle</text:p>
            </office:annotation>
            <text:p>2</text:p>
          </table:table-cell>
          <table:table-cell table:style-name="ce9" office:value-type="float" office:value="4">
            <office:annotation draw:style-name="gr12" draw:text-style-name="P1" svg:width="1.1413in" svg:height="2.4118in" svg:x="2.9031in" svg:y="0in" draw:caption-point-x="-0.2402in" draw:caption-point-y="0.1874in">
              <dc:creator>LS</dc:creator>
              <dc:date>2018-09-13T00:00:00</dc:date>
              <text:p text:style-name="P1">FilterManager-flow.js:906:28-42: Rectangle</text:p>
              <text:p text:style-name="P1">FilterManager-flow.js:906:32-40: [class: Rectangle]</text:p>
              <text:p text:style-name="P1">FilterManager-flow.js:907:33-47: Rectangle</text:p>
              <text:p text:style-name="P1">FilterManager-flow.js:907:37-45: [class: Rectangle]</text:p>
              <text:p text:style-name="P1"/>
            </office:annotation>
            <text:p>4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3" draw:text-style-name="P1" svg:width="1.1413in" svg:height="1.9453in" svg:x="3.711in" svg:y="0in" draw:caption-point-x="-0.2402in" draw:caption-point-y="0.1799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7">
          <table:table-cell table:style-name="Default"/>
          <table:table-cell table:number-columns-repeated="2"/>
        </table:table-row>
        <table:table-row table:style-name="ro3" table:number-rows-repeated="104854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ObservablePoin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in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olygon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14" draw:text-style-name="P1" svg:width="1.1413in" svg:height="8.0102in" svg:x="3.711in" svg:y="0in" draw:caption-point-x="-0.2402in" draw:caption-point-y="0.1799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7">
          <table:table-cell table:style-name="Default"/>
          <table:table-cell table:number-columns-repeated="2"/>
        </table:table-row>
        <table:table-row table:style-name="ro3" table:number-rows-repeated="104854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Rectang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RoundedRectang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priteMaskFilt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12" draw:text-style-name="P1" svg:width="1.1413in" svg:height="0.5457in" svg:x="2.0142in" svg:y="0in" draw:caption-point-x="-0.2402in" draw:caption-point-y="0.1874in">
              <dc:creator>LS</dc:creator>
              <dc:date>2018-09-13T00:00:00</dc:date>
              <text:p text:style-name="P1">SpriteMaskFilter-flow.js:675:9-36: Matrix</text:p>
            </office:annotation>
            <text:p>1</text:p>
          </table:table-cell>
          <table:table-cell table:style-name="ce9" office:value-type="float" office:value="4">
            <office:annotation draw:style-name="gr15" draw:text-style-name="P1" svg:width="1.1413in" svg:height="2.1008in" svg:x="2.9031in" svg:y="0in" draw:caption-point-x="-0.2402in" draw:caption-point-y="0.187in">
              <dc:creator>LS</dc:creator>
              <dc:date>2018-09-13T00:00:00</dc:date>
              <text:p text:style-name="P1">SpriteMaskFilter-flow.js:665:15-24: Matrix</text:p>
              <text:p text:style-name="P1">SpriteMaskFilter-flow.js:665:28-39: Matrix</text:p>
              <text:p text:style-name="P1">SpriteMaskFilter-flow.js:665:32-37: [class: Matrix]</text:p>
              <text:p text:style-name="P1">SpriteMaskFilter-flow.js:675:27-36: Matrix</text:p>
            </office:annotation>
            <text:p>4</text:p>
          </table:table-cell>
        </table:table-row>
        <table:table-row table:style-name="ro1">
          <table:table-cell table:style-name="ce3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16" draw:text-style-name="P1" svg:width="1.1413in" svg:height="3.0339in" svg:x="2.9031in" svg:y="0.0465in" draw:caption-point-x="-0.2402in" draw:caption-point-y="0.1453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8" draw:text-style-name="P1" svg:width="1.1413in" svg:height="1.0122in" svg:x="2.0142in" svg:y="0.0118in" draw:caption-point-x="-0.2402in" draw:caption-point-y="0.3555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5" draw:text-style-name="P1" svg:width="1.1413in" svg:height="1.6343in" svg:x="2.9031in" svg:y="0.0118in" draw:caption-point-x="-0.2402in" draw:caption-point-y="0.3555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3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3" draw:text-style-name="P1" svg:width="1.1413in" svg:height="3.1894in" svg:x="2.9031in" svg:y="0.0157in" draw:caption-point-x="-0.2402in" draw:caption-point-y="0.53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>
            <office:annotation draw:style-name="gr7" draw:text-style-name="P1" svg:width="1.1413in" svg:height="0.5457in" svg:x="2.0142in" svg:y="0.1465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17" draw:text-style-name="P1" svg:width="1.1413in" svg:height="1.4787in" svg:x="2.2811in" svg:y="0in" draw:caption-point-x="-0.2402in" draw:caption-point-y="0.1799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18" draw:text-style-name="P1" svg:width="1.1413in" svg:height="2.8783in" svg:x="3.711in" svg:y="0in" draw:caption-point-x="-0.2402in" draw:caption-point-y="0.1799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2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7" draw:text-style-name="P1" svg:width="1.1413in" svg:height="0.5457in" svg:x="2.2811in" svg:y="0in" draw:caption-point-x="-0.2402in" draw:caption-point-y="0.3555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17" draw:text-style-name="P1" svg:width="1.1413in" svg:height="1.4787in" svg:x="3.711in" svg:y="0in" draw:caption-point-x="-0.2402in" draw:caption-point-y="0.3555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TransformBas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3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TransformBas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8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1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7">
          <table:table-cell table:style-name="Default"/>
          <table:table-cell table:number-columns-repeated="2"/>
        </table:table-row>
        <table:table-row table:style-name="ro3" table:number-rows-repeated="104854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TransformStatic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13" draw:text-style-name="P1" svg:width="1.1413in" svg:height="1.9453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19" draw:text-style-name="P1" svg:width="1.1413in" svg:height="5.6776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3">
          <table:table-cell table:style-name="ce10" office:value-type="string">
            <text:p>TransformBas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5" table:default-cell-style-name="ce11"/>
        <table:table-column table:style-name="co1" table:number-columns-repeated="2" table:default-cell-style-name="Default"/>
        <table:table-row table:style-name="ro3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" office:value-type="float" office:value="0">
            <text:p>#NOME?</text:p>
          </table:table-cell>
        </table:table-row>
        <table:table-row table:style-name="ro3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2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9/13/2018</text:date>, <text:time>17:0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09-13T17:07:21</dc:date>
    <dc:creator>Leonardo Silva</dc:creator>
    <meta:editing-duration>P2DT2H43S</meta:editing-duration>
    <meta:editing-cycles>106</meta:editing-cycles>
    <meta:generator>OpenOffice/4.1.5$Unix OpenOffice.org_project/415m1$Build-9789</meta:generator>
    <meta:document-statistic meta:table-count="24" meta:cell-count="324" meta:object-count="0"/>
  </office:meta>
</office:document-meta>
</file>